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ExtensionHandlerFactory.getSupported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ExtensionHandlerFactory.create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